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cfc3" officeooo:paragraph-rsid="000acfc3"/>
    </style:style>
    <style:style style:name="P2" style:family="paragraph" style:parent-style-name="Standard">
      <style:paragraph-properties fo:text-align="center" style:justify-single-word="false"/>
      <style:text-properties officeooo:rsid="000acfc3" officeooo:paragraph-rsid="000acfc3"/>
    </style:style>
    <style:style style:name="P3" style:family="paragraph" style:parent-style-name="Standard">
      <style:text-properties fo:font-style="italic" officeooo:rsid="000acfc3" officeooo:paragraph-rsid="000acfc3" style:font-style-asian="italic" style:font-style-complex="italic"/>
    </style:style>
    <style:style style:name="P4" style:family="paragraph" style:parent-style-name="Standard">
      <style:text-properties officeooo:rsid="000ba336" officeooo:paragraph-rsid="000ba336"/>
    </style:style>
    <style:style style:name="P5" style:family="paragraph" style:parent-style-name="Standard">
      <style:text-properties officeooo:rsid="000ba336" officeooo:paragraph-rsid="001074b2"/>
    </style:style>
    <style:style style:name="P6" style:family="paragraph" style:parent-style-name="Standard">
      <style:text-properties fo:color="#ff3333" officeooo:rsid="000ba336" officeooo:paragraph-rsid="000ba336"/>
    </style:style>
    <style:style style:name="P7" style:family="paragraph" style:parent-style-name="Standard">
      <style:text-properties officeooo:rsid="000d8589" officeooo:paragraph-rsid="000d8589"/>
    </style:style>
    <style:style style:name="P8" style:family="paragraph" style:parent-style-name="Standard">
      <style:text-properties officeooo:rsid="000f0b77" officeooo:paragraph-rsid="000f0b77"/>
    </style:style>
    <style:style style:name="P9" style:family="paragraph" style:parent-style-name="Standard">
      <style:text-properties officeooo:rsid="001074b2" officeooo:paragraph-rsid="001074b2"/>
    </style:style>
    <style:style style:name="P10" style:family="paragraph" style:parent-style-name="Standard">
      <style:text-properties officeooo:rsid="00107bce" officeooo:paragraph-rsid="00107bce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style:style style:name="T5" style:family="text">
      <style:text-properties officeooo:rsid="000d8589"/>
    </style:style>
    <style:style style:name="T6" style:family="text">
      <style:text-properties style:font-name="Courier New"/>
    </style:style>
    <style:style style:name="T7" style:family="text">
      <style:text-properties officeooo:rsid="000f0b77"/>
    </style:style>
    <style:style style:name="T8" style:family="text">
      <style:text-properties officeooo:rsid="001074b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074b2"/>
    </style:style>
    <style:style style:name="T12" style:family="text">
      <style:text-properties officeooo:rsid="00107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eling Functions</text:p>
      <text:p text:style-name="P2">by Sven Nilsen, 2020</text:p>
      <text:p text:style-name="P1"/>
      <text:p text:style-name="P3">In this paper I show how to model functions in Path Semantical Logic, <text:span text:style-name="T7">using logical NOT as example</text:span>.</text:p>
      <text:p text:style-name="P1"/>
      <text:p text:style-name="P1">A function `f : A → B` can be modeled as following <text:span text:style-name="T8">in Path Semantical Logic</text:span><text:span text:style-name="T11"><text:reference-ref text:reference-format="text" text:ref-name="path semantical logic">[1]</text:reference-ref></text:span>:</text:p>
      <text:p text:style-name="P1"/>
      <text:p text:style-name="P1"><text:tab/>f=&gt;(a=&gt;b, a(A)=&gt;b(B))</text:p>
      <text:p text:style-name="P1"/>
      <text:p text:style-name="P1">Here, <text:span text:style-name="T8">words starting with </text:span>small letters are level 1 and <text:span text:style-name="T8">words starting with </text:span>big letters are level 0.</text:p>
      <text:p text:style-name="P1">The notation `a(A)` means `a=&gt;A` where `A` is at a lower level.</text:p>
      <text:p text:style-name="P1">Comma is the same as `∧` (logical AND).</text:p>
      <text:p text:style-name="P1"/>
      <text:p text:style-name="P1">One can prove the following:</text:p>
      <text:p text:style-name="P1"/>
      <text:p text:style-name="P1"><text:tab/>(f, a)=&gt;b</text:p>
      <text:p text:style-name="P1"/>
      <text:p text:style-name="P1">When calling `f` with an argument `a`, it produces a value `b`.</text:p>
      <text:p text:style-name="P1"/>
      <text:p text:style-name="P1">One can also prove the following:</text:p>
      <text:p text:style-name="P1"/>
      <text:p text:style-name="P1"><text:tab/>(f, a)=&gt;(A=&gt;B)</text:p>
      <text:p text:style-name="P1"/>
      <text:p text:style-name="P4">However, one can <text:span text:style-name="T1">not</text:span> prove the following:</text:p>
      <text:p text:style-name="P4"/>
      <text:p text:style-name="P4"><text:tab/><text:span text:style-name="T2">(f, a)=&gt;A</text:span><text:span text:style-name="T3"><text:tab/>These expressions are not provable, which might be thought of as</text:span></text:p>
      <text:p text:style-name="P6"><text:tab/>(f, a)=&gt;B<text:span text:style-name="T4"><text:tab/>`f` taking ownership of `a`, plus `b` not owned after returning.</text:span></text:p>
      <text:p text:style-name="P4"/>
      <text:p text:style-name="P7">When only the Constrained Implication Theorem<text:span text:style-name="T10"><text:reference-ref text:reference-format="text" text:ref-name="constrained implication theorem">[2]</text:reference-ref></text:span> is used, one can think of variables as linear types.</text:p>
      <text:p text:style-name="P8">One can use the Normal Implication Theorem<text:span text:style-name="T10"><text:reference-ref text:reference-format="text" text:ref-name="normal implication theorem">[3]</text:reference-ref></text:span> to share `a(A)`, <text:span text:style-name="T12">e.g. </text:span>modeling types that can be cloned.</text:p>
      <text:p text:style-name="P4"/>
      <text:p text:style-name="P7">The function `f` is <text:span text:style-name="T12">a </text:span>singleton, because both `A` and `B` contains only one element.</text:p>
      <text:p text:style-name="P9">Type with singleton elements are useful in proofs of parametricity<text:span text:style-name="T10"><text:reference-ref text:reference-format="text" text:ref-name="parametricity">[4]</text:reference-ref></text:span>.</text:p>
      <text:p text:style-name="P9">Path Semantical Logic is best at modeling proofs where all types are generic<text:span text:style-name="T10"><text:reference-ref text:reference-format="text" text:ref-name="generic programming">[5]</text:reference-ref></text:span>.</text:p>
      <text:p text:style-name="P9">However, one can push the limits of this logic, to reason a little bit about concrete cases.</text:p>
      <text:p text:style-name="P7"><text:span text:style-name="T8">For example, t</text:span>o model logical NOT, I extend the definition to include cases for both `tr` and `fa`:</text:p>
      <text:p text:style-name="P4"/>
      <text:p text:style-name="P4"><text:span text:style-name="T6">∵</text:span><text:tab/><text:span text:style-name="T5">notf=&gt;(fa=&gt;tr, tr=&gt;fa, fa(Bool)=&gt;tr(Bool), tr(Bool)=&gt;fa(Bool)</text:span></text:p>
      <text:p text:style-name="P4"><text:span text:style-name="T6">∴</text:span><text:tab/><text:span text:style-name="T5">(notf, tr)=&gt;fa, (notf, fa)=&gt;tr, (notf, fa)=&gt;(Bool=&gt;Bool), (notf, tr)=&gt;(Bool=&gt;Bool)</text:span></text:p>
      <text:p text:style-name="P4"/>
      <text:p text:style-name="P7">Here, `Bool=&gt;Bool` is a tautology, but <text:span text:style-name="T8">one can</text:span> swap the output type to `BoolOut`.</text:p>
      <text:p text:style-name="P8">Similarly, one can swap the output `tr` with `tr_out` and `fa` with `fa_out`:</text:p>
      <text:p text:style-name="P8"/>
      <text:p text:style-name="P5"><text:span text:style-name="T6">∵</text:span><text:tab/><text:span text:style-name="T5">notf=&gt;(fa=&gt;tr_out, tr=&gt;fa_out, fa(Bool)=&gt;tr_out(BoolOut), tr(Bool)=&gt;fa_out(BoolOut)</text:span></text:p>
      <text:p text:style-name="P5"><text:span text:style-name="T6">∴</text:span><text:tab/><text:span text:style-name="T5">(notf, tr)=&gt;fa_out, (notf, fa)=&gt;tr_out</text:span></text:p>
      <text:p text:style-name="P5"><text:span text:style-name="T6">∴</text:span><text:span text:style-name="T5"><text:tab/>(notf, fa)=&gt;(Bool=&gt;BoolOut), (notf, tr_out)=&gt;(Bool=&gt;BoolOut)</text:span></text:p>
      <text:h text:style-name="P11" text:outline-level="3">References:</text:h>
      <text:p text:style-name="P9"/>
      <text:p text:style-name="P9"><text:reference-mark-start text:name="path semantical logic"/>[1]<text:reference-mark-end text:name="path semantical logic"/><text:tab/>“Path Semantical Logic”</text:p>
      <text:p text:style-name="P9"><text:tab/>AdvancedResearch, reading sequence on Path Semantics</text:p>
      <text:p text:style-name="P9"><text:tab/><text:a xlink:type="simple" xlink:href="https://github.com/advancedresearch/path_semantics/blob/master/sequences.md#path-semantical-logic" text:style-name="Internet_20_link" text:visited-style-name="Visited_20_Internet_20_Link"><text:span text:style-name="T9">https://github.com/advancedresearch/path_semantics/blob/master/sequences.md#path-semantical-logic</text:span></text:a></text:p>
      <text:p text:style-name="P9"/>
      <text:p text:style-name="P10"><text:reference-mark-start text:name="constrained implication theorem"/>[2]<text:reference-mark-end text:name="constrained implication theorem"/><text:tab/>“Constrained Implication Theorem”</text:p>
      <text:p text:style-name="P10"><text:tab/>Sven Nilsen, 2020</text:p>
      <text:p text:style-name="P10"><text:tab/><text:a xlink:type="simple" xlink:href="https://github.com/advancedresearch/path_semantics/blob/master/papers-wip/constrained-implication-theorem.pdf" text:style-name="Internet_20_link" text:visited-style-name="Visited_20_Internet_20_Link"><text:span text:style-name="T9">https://github.com/advancedresearch/path_semantics/blob/master/papers-wip/constrained-implication-theorem.pdf</text:span></text:a></text:p>
      <text:p text:style-name="P10"/>
      <text:p text:style-name="P10"><text:reference-mark-start text:name="normal implication theorem"/>[3]<text:reference-mark-end text:name="normal implication theorem"/><text:tab/>“Normal Implication Theorem”</text:p>
      <text:p text:style-name="P10"><text:tab/>Sven Nilsen, 2020</text:p>
      <text:p text:style-name="P10"><text:tab/><text:a xlink:type="simple" xlink:href="https://github.com/advancedresearch/path_semantics/blob/master/papers-wip/implication-theorem.pdf" text:style-name="Internet_20_link" text:visited-style-name="Visited_20_Internet_20_Link"><text:span text:style-name="T9">https://github.com/advancedresearch/path_semantics/blob/master/papers-wip/implication-theorem.pdf</text:span></text:a></text:p>
      <text:p text:style-name="P10"/>
      <text:p text:style-name="P10"><text:reference-mark-start text:name="parametricity"/>[4]<text:reference-mark-end text:name="parametricity"/><text:tab/>“Parametricity”</text:p>
      <text:p text:style-name="P10"><text:tab/>Wikipedia</text:p>
      <text:p text:style-name="P10"><text:tab/><text:a xlink:type="simple" xlink:href="https://en.wikipedia.org/wiki/Parametricity" text:style-name="Internet_20_link" text:visited-style-name="Visited_20_Internet_20_Link"><text:span text:style-name="T9">https://en.wikipedia.org/wiki/Parametricity</text:span></text:a></text:p>
      <text:p text:style-name="P10"/>
      <text:p text:style-name="P10"><text:reference-mark-start text:name="generic programming"/>[5]<text:reference-mark-end text:name="generic programming"/><text:tab/>“Generic Programming”</text:p>
      <text:p text:style-name="P10"><text:tab/>Wikipedia</text:p>
      <text:p text:style-name="P10"><text:tab/><text:a xlink:type="simple" xlink:href="https://en.wikipedia.org/wiki/Generic_programming" text:style-name="Internet_20_link" text:visited-style-name="Visited_20_Internet_20_Link"><text:span text:style-name="T9">https://en.wikipedia.org/wiki/Generic_programming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3:04:47.264940000</meta:creation-date>
    <dc:date>2020-09-12T14:05:35.932915000</dc:date>
    <meta:editing-duration>PT7M7S</meta:editing-duration>
    <meta:editing-cycles>1</meta:editing-cycles>
    <meta:document-statistic meta:table-count="0" meta:image-count="0" meta:object-count="0" meta:page-count="2" meta:paragraph-count="46" meta:word-count="339" meta:character-count="2560" meta:non-whitespace-character-count="2252"/>
    <meta:generator>LibreOffice/5.1.2.2$MacOSX_X86_64 LibreOffice_project/d3bf12ecb743fc0d20e0be0c58ca359301eb705f</meta:generator>
  </office:meta>
</office:document-meta>
</file>